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список практичных примеров какие нужно разобрать чтобы понять основы для применения на практике и решения задач</text:p>
      <text:p text:style-name="Standard">ChatGPT</text:p>
      <text:p text:style-name="P1">ChatGPT</text:p>
      <text:p text:style-name="Text_20_body">Конечно, вот список практичных примеров, которые помогут вам лучше понять основы объектно-ориентированного программирования (ООП) в PHP и их применение на практике для решения различных задач:</text:p>
      <text:list xml:id="list189416544811792570" text:style-name="L1">
        <text:list-item>
          <text:p text:style-name="P2"><text:span text:style-name="Strong_20_Emphasis">Управление пользователями:</text:span></text:p>
          <text:list>
            <text:list-item>
              <text:p text:style-name="P3">Создание класса <text:span text:style-name="Source_20_Text">User</text:span> для представления пользователей.</text:p>
            </text:list-item>
            <text:list-item>
              <text:p text:style-name="P3">Реализация методов для работы с пользователями, таких как <text:span text:style-name="Source_20_Text">register</text:span>, <text:span text:style-name="Source_20_Text">login</text:span>, <text:span text:style-name="Source_20_Text">logout</text:span>.</text:p>
            </text:list-item>
            <text:list-item>
              <text:p text:style-name="P3">Использование инкапсуляции для скрытия конфиденциальных данных пользователя.</text:p>
            </text:list-item>
          </text:list>
        </text:list-item>
        <text:list-item>
          <text:p text:style-name="P2"><text:span text:style-name="Strong_20_Emphasis">Управление товарами:</text:span></text:p>
          <text:list>
            <text:list-item>
              <text:p text:style-name="P3">Создание класса <text:span text:style-name="Source_20_Text">Product</text:span> для представления товаров.</text:p>
            </text:list-item>
            <text:list-item>
              <text:p text:style-name="P3">Определение свойств, таких как название, цена, описание товара.</text:p>
            </text:list-item>
            <text:list-item>
              <text:p text:style-name="P3">Реализация методов для работы с товарами, например, <text:span text:style-name="Source_20_Text">getPrice</text:span>, <text:span text:style-name="Source_20_Text">getDescription</text:span>.</text:p>
            </text:list-item>
          </text:list>
        </text:list-item>
        <text:list-item>
          <text:p text:style-name="P2"><text:span text:style-name="Strong_20_Emphasis">Управление заказами:</text:span></text:p>
          <text:list>
            <text:list-item>
              <text:p text:style-name="P3">Создание класса <text:span text:style-name="Source_20_Text">Order</text:span> для представления заказов.</text:p>
            </text:list-item>
            <text:list-item>
              <text:p text:style-name="P3">Использование композиции для добавления товаров к заказу.</text:p>
            </text:list-item>
            <text:list-item>
              <text:p text:style-name="P3">Реализация методов для работы с заказами, например, <text:span text:style-name="Source_20_Text">addItem</text:span>, <text:span text:style-name="Source_20_Text">removeItem</text:span>, <text:span text:style-name="Source_20_Text">calculateTotal</text:span>.</text:p>
            </text:list-item>
          </text:list>
        </text:list-item>
        <text:list-item>
          <text:p text:style-name="P2"><text:span text:style-name="Strong_20_Emphasis">Библиотека книг:</text:span></text:p>
          <text:list>
            <text:list-item>
              <text:p text:style-name="P3">Создание классов <text:span text:style-name="Source_20_Text">Book</text:span> для представления книг и <text:span text:style-name="Source_20_Text">Library</text:span> для управления коллекцией книг.</text:p>
            </text:list-item>
            <text:list-item>
              <text:p text:style-name="P3">Реализация методов для добавления, удаления и поиска книг в библиотеке.</text:p>
            </text:list-item>
          </text:list>
        </text:list-item>
        <text:list-item>
          <text:p text:style-name="P2"><text:span text:style-name="Strong_20_Emphasis">Управление финансами:</text:span></text:p>
          <text:list>
            <text:list-item>
              <text:p text:style-name="P3">Создание класса <text:span text:style-name="Source_20_Text">Transaction</text:span> для представления финансовых операций.</text:p>
            </text:list-item>
            <text:list-item>
              <text:p text:style-name="P3">Реализация методов для проведения транзакций, расчета баланса и отчетности.</text:p>
            </text:list-item>
          </text:list>
        </text:list-item>
        <text:list-item>
          <text:p text:style-name="P2"><text:span text:style-name="Strong_20_Emphasis">Работа с файлами:</text:span></text:p>
          <text:list>
            <text:list-item>
              <text:p text:style-name="P3">Создание класса <text:span text:style-name="Source_20_Text">FileManager</text:span> для управления файлами и директориями.</text:p>
            </text:list-item>
            <text:list-item>
              <text:p text:style-name="P3">Реализация методов для чтения, записи, удаления файлов и директорий.</text:p>
            </text:list-item>
          </text:list>
        </text:list-item>
        <text:list-item>
          <text:p text:style-name="P2"><text:span text:style-name="Strong_20_Emphasis">Калькулятор:</text:span></text:p>
          <text:list>
            <text:list-item>
              <text:p text:style-name="P3">Создание класса <text:span text:style-name="Source_20_Text">Calculator</text:span> для выполнения арифметических операций.</text:p>
            </text:list-item>
            <text:list-item>
              <text:p text:style-name="P3">Реализация методов для сложения, вычитания, умножения и деления чисел.</text:p>
            </text:list-item>
          </text:list>
        </text:list-item>
        <text:list-item>
          <text:p text:style-name="P2"><text:span text:style-name="Strong_20_Emphasis">Работа с базой данных:</text:span></text:p>
          <text:list>
            <text:list-item>
              <text:p text:style-name="P3">Создание класса <text:span text:style-name="Source_20_Text">Database</text:span> для работы с базой данных.</text:p>
            </text:list-item>
            <text:list-item>
              <text:p text:style-name="P3">Реализация методов для выполнения запросов SQL, добавления, обновления и удаления данных.</text:p>
            </text:list-item>
          </text:list>
        </text:list-item>
        <text:list-item>
          <text:p text:style-name="P2"><text:span text:style-name="Strong_20_Emphasis">Управление задачами:</text:span></text:p>
          <text:list>
            <text:list-item>
              <text:p text:style-name="P3">Создание класса <text:span text:style-name="Source_20_Text">Task</text:span> для представления задач и <text:span text:style-name="Source_20_Text">TaskManager</text:span> для управления списком задач.</text:p>
            </text:list-item>
            <text:list-item>
              <text:p text:style-name="P3">Реализация методов для добавления, удаления, обновления и отображения <text:soft-page-break/>задач.</text:p>
            </text:list-item>
          </text:list>
        </text:list-item>
        <text:list-item>
          <text:p text:style-name="P2"><text:span text:style-name="Strong_20_Emphasis">Реализация игры:</text:span></text:p>
          <text:list>
            <text:list-item>
              <text:p text:style-name="P3">Создание классов для представления игровых объектов, таких как игроки, враги, уровни.</text:p>
            </text:list-item>
            <text:list-item>
              <text:p text:style-name="P2">Реализация методов для управления игровым процессом, обработки столкновений, отображения графики.</text:p>
            </text:list-item>
          </text:list>
        </text:list-item>
      </text:list>
      <text:p text:style-name="Text_20_body">Эти практические примеры помогут вам применить изученные концепции ООП в PHP на реальных задачах и научиться эффективно использовать их для разработки приложени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2:01:56.30</dc:date>
    <meta:document-statistic meta:table-count="0" meta:image-count="0" meta:object-count="0" meta:page-count="2" meta:paragraph-count="38" meta:word-count="323" meta:character-count="2368"/>
    <dc:creator>Dima Wide</dc:creator>
    <meta:user-defined meta:name="Info 1"/>
    <meta:user-defined meta:name="Info 2"/>
    <meta:user-defined meta:name="Info 3"/>
    <meta:user-defined meta:name="Info 4"/>
  </office:meta>
</office:document-meta>
</file>